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Arial1" fo:font-size="10pt" style:font-size-asian="10pt" style:font-size-complex="10pt"/>
    </style:style>
    <style:style style:name="P5" style:family="paragraph" style:parent-style-name="Standard" style:master-page-name="Firs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>%#include AL/commun/dateAdresse/dateAdresse#%</text:p>
      <text:p text:style-name="P4"/>
      <text:p text:style-name="P4"/>
      <text:p text:style-name="P4"/>
      <text:p text:style-name="Standard">%#include AL/adi/adiInfoGenerales#%</text:p>
      <text:p text:style-name="Standard"/>
      <text:p text:style-name="Standard"/>
      <text:p text:style-name="Standard"/>
      <text:p text:style-name="Standard">%#include AL/adi/listAdiDecompteGlobal#%</text:p>
      <text:p text:style-name="Standard"/>
      <text:p text:style-name="Standard"/>
      <text:p text:style-name="Standard"/>
      <text:p text:style-name="Standard">%=remLineWhenBlank(texte_paragraphe_libre,-1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style style:name="MP2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3.593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0.87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%#include decision/textCopie#%</text:p>
        <text:p text:style-name="MP2"><text:page-number text:select-page="current">1</text:page-number>/<text:page-count>1</text:page-count></text:p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3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date>2015-03-11T10:04:19.82</dc:date>
    <meta:editing-cycles>211</meta:editing-cycles>
    <meta:editing-duration>PT18H4M59S</meta:editing-duration>
    <meta:document-statistic meta:table-count="0" meta:image-count="0" meta:object-count="0" meta:page-count="1" meta:paragraph-count="7" meta:word-count="11" meta:character-count="203"/>
    <meta:user-defined meta:name="Info 1"/>
    <meta:user-defined meta:name="Info 2"/>
    <meta:user-defined meta:name="Info 3"/>
    <meta:user-defined meta:name="Info 4"/>
  </office:meta>
</office:document-meta>
</file>